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362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2.4543in"/>
    </style:style>
    <style:style style:name="co8" style:family="table-column">
      <style:table-column-properties fo:break-before="auto" style:column-width="2.9028in"/>
    </style:style>
    <style:style style:name="co9" style:family="table-column">
      <style:table-column-properties fo:break-before="auto" style:column-width="0.3291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7626in"/>
    </style:style>
    <style:style style:name="co12" style:family="table-column">
      <style:table-column-properties fo:break-before="auto" style:column-width="1.0165in"/>
    </style:style>
    <style:style style:name="co13" style:family="table-column">
      <style:table-column-properties fo:break-before="auto" style:column-width="12.6854in"/>
    </style:style>
    <style:style style:name="co14" style:family="table-column">
      <style:table-column-properties fo:break-before="auto" style:column-width="3.4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afd095" style:cell-protect="protected" style:print-content="true"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99">
      <style:table-cell-properties fo:background-color="#ffdbb6" style:cell-protect="protected" style:print-content="true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afd095" style:cell-protect="protected" style:print-content="true"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d7" style:cell-protect="protected" style:print-content="true"/>
    </style:style>
    <style:style style:name="ce20" style:family="table-cell" style:parent-style-name="Default">
      <style:table-cell-properties fo:background-color="#ffdbb6"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etlist Input" table:style-name="ta1" table:protected="true">
        <loext:table-protection loext:select-protected-cells="true" loext:select-unprotected-cells="true"/>
        <table:table-column table:style-name="co1" table:default-cell-style-name="ce5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IntermediateCalcs" table:style-name="ta1">
        <table:table-column table:style-name="co3" table:default-cell-style-name="ce5"/>
        <table:table-column table:style-name="co4" table:default-cell-style-name="ce7"/>
        <table:table-column table:style-name="co2" table:number-columns-repeated="3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2">
          <table:table-cell table:style-name="ce6"/>
          <table:table-cell table:style-name="ce2" office:value-type="string" calcext:value-type="string">
            <text:p>XML Open Y/N?</text:p>
          </table:table-cell>
          <table:table-cell table:style-name="ce2" office:value-type="string" calcext:value-type="string">
            <text:p>XML Close Y/N?</text:p>
          </table:table-cell>
          <table:table-cell table:style-name="ce2" office:value-type="string" calcext:value-type="string">
            <text:p>Setlist Open Y/N?</text:p>
          </table:table-cell>
          <table:table-cell table:style-name="ce2" office:value-type="string" calcext:value-type="string">
            <text:p>Setlist Close Y/N?</text:p>
          </table:table-cell>
          <table:table-cell table:style-name="ce2" office:value-type="string" calcext:value-type="string">
            <text:p>Score Y/N?</text:p>
          </table:table-cell>
          <table:table-cell table:style-name="ce10" office:value-type="string" calcext:value-type="string">
            <text:p>SetList Name</text:p>
          </table:table-cell>
          <table:table-cell table:style-name="ce10" office:value-type="string" calcext:value-type="string">
            <text:p>Score Title</text:p>
          </table:table-cell>
          <table:table-cell table:style-name="ce10" office:value-type="string" calcext:value-type="string">
            <text:p>File Name</text:p>
          </table:table-cell>
          <table:table-cell table:style-name="ce17"/>
          <table:table-cell table:style-name="ce19" office:value-type="string" calcext:value-type="string">
            <text:p>Setlist Enclosure</text:p>
          </table:table-cell>
          <table:table-cell table:style-name="ce19" office:value-type="string" calcext:value-type="string">
            <text:p>Score Item</text:p>
          </table:table-cell>
          <table:table-cell table:style-name="ce19" office:value-type="string" calcext:value-type="string">
            <text:p>XML Enclosure</text:p>
          </table:table-cell>
        </table:table-row>
        <table:table-row table:style-name="ro1">
          <table:table-cell table:style-name="ce6"/>
          <table:table-cell table:style-name="ce3"/>
          <table:table-cell table:style-name="ce3" table:formula="of:=IF(ISNUMBER(SEARCH(&quot;&lt;/forScore&gt;&quot;;[$'Setlist Input'.A2]));IF(ISBLANK([$'Setlist Input'.A3]);1;0);0)" office:value-type="float" office:value="0" calcext:value-type="float">
            <text:p>0</text:p>
          </table:table-cell>
          <table:table-cell table:style-name="ce8" table:formula="of:=ISNUMBER(SEARCH(&quot;kind=&quot;;[$'Setlist Input'.A2]))" office:value-type="boolean" office:boolean-value="false" calcext:value-type="boolean">
            <text:p>FALSE</text:p>
          </table:table-cell>
          <table:table-cell table:style-name="ce8" table:formula="of:=ISNUMBER(SEARCH(&quot;&lt;/forScore&gt;&lt;?&quot;;[$'Setlist Input'.A2]))" office:value-type="boolean" office:boolean-value="false" calcext:value-type="boolean">
            <text:p>FALSE</text:p>
          </table:table-cell>
          <table:table-cell table:style-name="ce8" table:formula="of:=ISNUMBER(SEARCH(&quot;score title=&quot;;[$'Setlist Input'.A2]))" office:value-type="boolean" office:boolean-value="false" calcext:value-type="boolean">
            <text:p>FALSE</text:p>
          </table:table-cell>
          <table:table-cell table:style-name="ce15" table:formula="of:=IF([.D2];MID([$'Setlist Input'.A2];SEARCH(&quot;title=&quot;;[$'Setlist Input'.A2])+7;(SEARCH(&quot;&gt;&quot;;[$'Setlist Input'.A2])-1)-(SEARCH(&quot;title=&quot;;[$'Setlist Input'.A2])+7));&quot;&quot;)">
            <text:p/>
          </table:table-cell>
          <table:table-cell table:style-name="ce15" table:formula="of:=IF([.F2];MID([$'Setlist Input'.A2];SEARCH(&quot;score title=&quot;;[$'Setlist Input'.A2])+13;(SEARCH(&quot;path=&quot;;[$'Setlist Input'.A2])-2)-(SEARCH(&quot;score title=&quot;;[$'Setlist Input'.A2])+13));&quot;&quot;)">
            <text:p/>
          </table:table-cell>
          <table:table-cell table:style-name="ce15" table:formula="of:=IF([.F2];MID([$'Setlist Input'.A2];SEARCH(&quot;path=&quot;;[$'Setlist Input'.A2])+6;(SEARCH(&quot;&gt;&quot;;[$'Setlist Input'.A2])-3)-(SEARCH(&quot;path=&quot;;[$'Setlist Input'.A2])+6));&quot;&quot;)">
            <text:p/>
          </table:table-cell>
          <table:table-cell table:style-name="ce18"/>
          <table:table-cell table:style-name="ce20" table:formula="of:=IF([.D2];&quot;&lt;Setlist&gt;&lt;Name&gt;&quot;&amp;[.G2]&amp;&quot;&lt;/Name&gt;&quot;;IF([.E2];&quot;&lt;/Setlist&gt;&quot;;&quot;&quot;))">
            <text:p/>
          </table:table-cell>
          <table:table-cell table:style-name="ce20" table:formula="of:=IF([.F2];&quot;&lt;Song&gt;&lt;Title&gt;&quot;&amp;[.H2]&amp;&quot;&lt;/Title&gt;&lt;FileName&gt;&quot;&amp;[.I2]&amp;&quot;&lt;/FileName&gt;&lt;FileType&gt;1&lt;/FileType&gt;&lt;/Song&gt;&quot;;&quot;&quot;)">
            <text:p/>
          </table:table-cell>
          <table:table-cell table:style-name="ce20" table:formula="of:=IF([.C2];&quot;&lt;/SetLists&gt;&quot;;&quot;&quot;)">
            <text:p/>
          </table:table-cell>
        </table:table-row>
        <table:table-row table:style-name="ro1" table:number-rows-repeated="596">
          <table:table-cell table:number-columns-repeated="3"/>
          <table:table-cell table:style-name="ce9" table:number-columns-repeated="3"/>
          <table:table-cell table:number-columns-repeated="7"/>
        </table:table-row>
        <table:table-row table:style-name="ro1" table:number-rows-repeated="10479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SS Output" table:style-name="ta1"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9" office:value-type="string" calcext:value-type="string">
            <text:p>&lt;?xml version="1.0" encoding="utf-8" standalone="yes"?&gt;</text:p>
          </table:table-cell>
          <table:table-cell table:formula="of:=IF([$IntermediateCalcs.C2];[$IntermediateCalcs.M2];&quot;&quot;)">
            <text:p/>
          </table:table-cell>
        </table:table-row>
        <table:table-row table:style-name="ro1">
          <table:table-cell table:style-name="ce19" office:value-type="string" calcext:value-type="string">
            <text:p>&lt;Setlists&gt;</text:p>
          </table:table-cell>
          <table:table-cell/>
        </table:table-row>
        <table:table-row table:style-name="ro1">
          <table:table-cell table:style-name="ce20" table:formula="of:=IF([$IntermediateCalcs.D2];[$IntermediateCalcs.K2];IF([$IntermediateCalcs.E2];[$IntermediateCalcs.K2];IF([$IntermediateCalcs.F2];[$IntermediateCalcs.L2];IF([$IntermediateCalcs.C2];&quot;&lt;/Setlist&gt;&quot;&amp;[$IntermediateCalcs.M2];&quot;&quot;))))">
            <text:p/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08:25.573072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7T14:09:08.929700655</dc:date>
    <meta:editing-duration>PT3H4M16S</meta:editing-duration>
    <meta:editing-cycles>17</meta:editing-cycles>
    <meta:generator>LibreOffice/7.5.5.2$Linux_X86_64 LibreOffice_project/50$Build-2</meta:generator>
    <meta:document-statistic meta:table-count="3" meta:cell-count="25" meta:object-count="0"/>
  </office:meta>
</office:document-meta>
</file>